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dobe Blank" svg:font-family="'Adobe Blan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29cm" fo:min-width="0.04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ed1c24" draw:textarea-horizontal-align="justify" draw:textarea-vertical-align="middle" draw:auto-grow-height="false" fo:min-height="1.726cm" fo:min-width="1.476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1.147cm"/>
    </style:style>
    <style:style style:name="gr4" style:family="graphic" style:parent-style-name="objectwithoutfill">
      <style:graphic-properties svg:stroke-width="0.159cm" draw:marker-start-width="0.437cm" draw:marker-end="Arrow" draw:marker-end-width="0.537cm" draw:fill="none" draw:textarea-vertical-align="middle" fo:padding-top="0.203cm" fo:padding-bottom="0.203cm" fo:padding-left="0.328cm" fo:padding-right="0.328cm"/>
    </style:style>
    <style:style style:name="gr5" style:family="graphic" style:parent-style-name="standard">
      <style:graphic-properties draw:stroke="none" svg:stroke-color="#000000" draw:fill="none" draw:fill-color="#ffffff" fo:min-height="1.889cm"/>
    </style:style>
    <style:style style:name="gr6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817cm" fo:min-width="1.567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591cm" fo:min-width="3.865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ed1c24"/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text-properties fo:font-size="24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0.762cm" svg:x="8.239cm" svg:y="16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794cm" svg:height="2.794cm" svg:x="5.699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921cm" svg:height="1.397cm" svg:x="5.699cm" svg:y="6.207cm">
          <draw:text-box>
            <text:p text:style-name="P3"><text:span text:style-name="T1">Target</text:span></text:p>
          </draw:text-box>
        </draw:frame>
        <draw:line draw:style-name="gr4" draw:text-style-name="P5" draw:layer="layout" svg:x1="8.62cm" svg:y1="16.875cm" svg:x2="14.716cm" svg:y2="16.24cm">
          <text:p/>
        </draw:line>
        <draw:frame draw:style-name="gr5" draw:text-style-name="P4" draw:layer="layout" svg:width="5.461cm" svg:height="2.139cm" svg:x="14.843cm" svg:y="15.625cm">
          <draw:text-box>
            <text:p text:style-name="P3"><text:span text:style-name="T1">Processivity</text:span></text:p>
          </draw:text-box>
        </draw:frame>
        <draw:line draw:style-name="gr4" draw:text-style-name="P5" draw:layer="layout" svg:x1="8.634cm" svg:y1="16.898cm" svg:x2="9.128cm" svg:y2="13.573cm">
          <text:p/>
        </draw:line>
        <draw:frame draw:style-name="gr5" draw:text-style-name="P4" draw:layer="layout" svg:width="5.461cm" svg:height="2.139cm" svg:x="5.826cm" svg:y="12.557cm">
          <draw:text-box>
            <text:p text:style-name="P3"><text:span text:style-name="T1">Correction</text:span></text:p>
          </draw:text-box>
        </draw:frame>
        <draw:line draw:style-name="gr4" draw:text-style-name="P5" draw:layer="layout" svg:x1="8.62cm" svg:y1="16.875cm" svg:x2="11.16cm" svg:y2="14.716cm">
          <text:p/>
        </draw:line>
        <draw:frame draw:style-name="gr5" draw:text-style-name="P4" draw:layer="layout" svg:width="5.461cm" svg:height="2.139cm" svg:x="10.906cm" svg:y="13.72cm">
          <draw:text-box>
            <text:p text:style-name="P3"><text:span text:style-name="T1">Outcome</text:span></text:p>
          </draw:text-box>
        </draw:frame>
        <draw:custom-shape draw:style-name="gr6" draw:text-style-name="P5" draw:layer="layout" svg:width="2.921cm" svg:height="2.921cm" svg:x="7.147cm" svg:y="15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8.645cm" svg:y1="16.848cm" svg:x2="8.747cm" svg:y2="18.399cm">
          <text:p/>
        </draw:line>
        <draw:frame draw:style-name="gr5" draw:text-style-name="P4" draw:layer="layout" svg:width="5.461cm" svg:height="2.139cm" svg:x="7.35cm" svg:y="18.419cm">
          <draw:text-box>
            <text:p text:style-name="P3"><text:span text:style-name="T1">Noise</text:span></text:p>
          </draw:text-box>
        </draw:frame>
        <draw:custom-shape draw:style-name="gr7" draw:text-style-name="P5" draw:layer="layout" svg:width="4.445cm" svg:height="2.921cm" svg:x="11.795cm" svg:y="10.017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.461cm" svg:height="2.139cm" svg:x="12.114cm" svg:y="10.344cm">
          <draw:text-box>
            <text:p text:style-name="P3"><text:span text:style-name="T1">Delayed respon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dobe Blank" svg:font-family="'Adobe Blan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dobe Blank" style:font-family-asian="'Adobe Blank'" style:font-family-generic-asian="system" style:font-pitch-asian="variable" style:font-size-asian="18pt" style:font-style-asian="normal" style:font-weight-asian="normal" style:font-name-complex="Ek Mukta" style:font-family-complex="'Ek Mukta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8T05:31:27.523698194</meta:creation-date>
    <dc:date>2018-07-18T05:41:23.493342945</dc:date>
    <meta:editing-duration>PT9M59S</meta:editing-duration>
    <meta:editing-cycles>1</meta:editing-cycles>
    <meta:document-statistic meta:object-count="14"/>
    <meta:generator>LibreOffice/6.0.5.2$Linux_X86_64 LibreOffice_project/00m0$Build-2</meta:generator>
  </office:meta>
</office:document-meta>
</file>